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1.78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722cm"/>
    </style:style>
    <style:style style:name="co5" style:family="table-column">
      <style:table-column-properties fo:break-before="auto" style:column-width="1.614cm"/>
    </style:style>
    <style:style style:name="co6" style:family="table-column">
      <style:table-column-properties fo:break-before="auto" style:column-width="3.884cm"/>
    </style:style>
    <style:style style:name="co7" style:family="table-column">
      <style:table-column-properties fo:break-before="auto" style:column-width="1.947cm"/>
    </style:style>
    <style:style style:name="co8" style:family="table-column">
      <style:table-column-properties fo:break-before="auto" style:column-width="1.80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Carton_20_Pallet">
      <style:table-properties table:display="true" style:writing-mode="lr-tb"/>
    </style:style>
    <style:style style:name="ce1" style:family="table-cell" style:parent-style-name="Default">
      <style:table-cell-properties fo:background-color="#00cc33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Arial" fo:font-size="10pt" style:font-size-asian="10pt" style:font-name-complex="Calibri" style:font-size-complex="10pt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4" style:family="table-cell" style:parent-style-name="Default">
      <style:table-cell-properties fo:background-color="#66ff99" style:text-align-source="fix" style:repeat-content="false" fo:border="none"/>
      <style:paragraph-properties fo:text-align="center" fo:margin-left="0cm"/>
    </style:style>
    <style:style style:name="ce5" style:family="table-cell" style:parent-style-name="Default">
      <style:table-cell-properties fo:background-color="#ccff6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fo:background-color="#ff9999" style:text-align-source="fix" style:repeat-content="false" fo:border="none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3399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Arial" fo:font-size="10pt" style:font-size-asian="10pt" style:font-name-complex="Calibri" style:font-size-complex="10pt"/>
    </style:style>
    <style:style style:name="ce1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6" style:family="table-cell" style:parent-style-name="Default">
      <style:table-cell-properties fo:background-color="#ff99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Arial" fo:font-size="10pt" style:font-size-asian="10pt" style:font-size-complex="10pt"/>
    </style:style>
    <style:style style:name="ce20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normal" style:font-weight-asian="normal" style:font-weight-complex="normal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10pt" style:font-size-asian="10pt" style:font-size-complex="10pt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Excel_20_Built-in_20_Normal" style:data-style-name="N8000">
      <style:table-cell-properties fo:border-bottom="none" fo:background-color="#00cc33" style:cell-protect="protected" style:print-content="tru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Excel_20_Built-in_20_Normal" style:data-style-name="N8000">
      <style:table-cell-properties fo:border-bottom="none" fo:background-color="#66ff99" style:cell-protect="protected" style:print-content="tru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Excel_20_Built-in_20_Normal" style:data-style-name="N8000">
      <style:table-cell-properties fo:border-bottom="none" fo:background-color="#ff9999" style:cell-protect="protected" style:print-content="tru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Excel_20_Built-in_20_Normal" style:data-style-name="N8000">
      <style:table-cell-properties fo:border-bottom="0.088cm solid #000000" fo:background-color="#66ff99" style:cell-protect="protected" style:print-content="tru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Excel_20_Built-in_20_Normal" style:data-style-name="N80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Excel_20_Built-in_20_Normal" style:data-style-name="N8000">
      <style:table-cell-properties fo:border-bottom="none" fo:background-color="#00cc33" style:cell-protect="protected" style:print-content="tru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Excel_20_Built-in_20_Normal" style:data-style-name="N8000">
      <style:table-cell-properties fo:border-bottom="none" fo:background-color="#66ff99" style:cell-protect="protected" style:print-content="tru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Excel_20_Built-in_20_Normal" style:data-style-name="N8000">
      <style:table-cell-properties fo:border-bottom="none" fo:background-color="#ff9999" style:cell-protect="protected" style:print-content="tru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Excel_20_Built-in_20_Normal" style:data-style-name="N8000">
      <style:table-cell-properties fo:border-bottom="0.088cm solid #000000" fo:background-color="#66ff99" style:cell-protect="protected" style:print-content="tru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Excel_20_Built-in_20_Normal" style:data-style-name="N8000">
      <style:table-cell-properties fo:border-bottom="0.088cm solid #000000" fo:background-color="#ff9999" style:cell-protect="protected" style:print-content="tru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Excel_20_Built-in_20_Normal" style:data-style-name="N8000">
      <style:table-cell-properties fo:border-bottom="0.088cm solid #000000" fo:background-color="#ff9999" style:cell-protect="protected" style:print-content="tru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nagement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number-columns-repeated="1018" table:default-cell-style-name="ce10"/>
        <table:table-row table:style-name="ro1">
          <table:table-cell office:value-type="string">
            <text:p>n. CP</text:p>
          </table:table-cell>
          <table:table-cell office:value-type="string">
            <text:p>n. CE</text:p>
          </table:table-cell>
          <table:table-cell table:style-name="ce9" office:value-type="string">
            <text:p>Reso</text:p>
          </table:table-cell>
          <table:table-cell table:style-name="ce11" table:number-columns-repeated="1017"/>
        </table:table-row>
        <table:table-row table:style-name="ro1">
          <table:table-cell table:style-name="ce2" office:value-type="string">
            <text:p>CASARS000000196671</text:p>
          </table:table-cell>
          <table:table-cell table:style-name="ce6" office:value-type="float" office:value="175">
            <text:p>175</text:p>
          </table:table-cell>
          <table:table-cell office:value-type="string"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CASARS000000196674</text:p>
          </table:table-cell>
          <table:table-cell table:style-name="ce7" office:value-type="float" office:value="174">
            <text:p>174</text:p>
          </table:table-cell>
          <table:table-cell office:value-type="string"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CASARS000000196564</text:p>
          </table:table-cell>
          <table:table-cell table:style-name="ce8" office:value-type="float" office:value="175">
            <text:p>175</text:p>
          </table:table-cell>
          <table:table-cell table:style-name="ce8" office:value-type="string">
            <text:p>OK</text:p>
          </table:table-cell>
          <table:table-cell table:style-name="ce8" table:number-columns-repeated="1017"/>
        </table:table-row>
      </table:table>
      <table:table table:name="Error" table:style-name="ta1" table:print="false">
        <office:forms form:automatic-focus="false" form:apply-design-mode="false"/>
        <table:table-column table:style-name="co1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3" table:default-cell-style-name="ce8"/>
        <table:table-column table:style-name="co3" table:number-columns-repeated="1018" table:default-cell-style-name="Default"/>
        <table:table-row table:style-name="ro1">
          <table:table-cell table:style-name="ce1" office:value-type="string">
            <text:p>n. CP</text:p>
          </table:table-cell>
          <table:table-cell table:style-name="ce16" office:value-type="string">
            <text:p>Estrarre CE</text:p>
          </table:table-cell>
          <table:table-cell table:style-name="ce18" office:value-type="string">
            <text:p>Pos.</text:p>
          </table:table-cell>
          <table:table-cell table:style-name="ce20" office:value-type="string">
            <text:p>Note</text:p>
          </table:table-cell>
          <table:table-cell table:style-name="ce5" office:value-type="string">
            <text:p>n. CE</text:p>
          </table:table-cell>
          <table:table-cell table:style-name="ce11" table:number-columns-repeated="1018"/>
        </table:table-row>
        <table:table-row table:style-name="ro1">
          <table:table-cell table:style-name="ce12" office:value-type="string">
            <text:p>CASARS000000196671</text:p>
          </table:table-cell>
          <table:table-cell table:style-name="ce12" office:value-type="string">
            <text:p>08E6E512100943543</text:p>
          </table:table-cell>
          <table:table-cell table:style-name="ce19" office:value-type="float" office:value="134">
            <text:p>134</text:p>
          </table:table-cell>
          <table:table-cell table:style-name="ce21" office:value-type="string">
            <text:p>Da Consultivare</text:p>
          </table:table-cell>
          <table:table-cell table:style-name="ce21" office:value-type="float" office:value="175">
            <text:p>175</text:p>
          </table:table-cell>
          <table:table-cell table:style-name="ce23"/>
          <table:table-cell table:style-name="ce10" table:number-columns-repeated="1017"/>
        </table:table-row>
        <table:table-row table:style-name="ro1">
          <table:table-cell table:style-name="ce13" office:value-type="string">
            <text:p>CASARS000000196674</text:p>
          </table:table-cell>
          <table:table-cell table:style-name="ce17" office:value-type="string">
            <text:p>03E1E515100186352</text:p>
          </table:table-cell>
          <table:table-cell table:style-name="ce19" office:value-type="float" office:value="54">
            <text:p>54</text:p>
          </table:table-cell>
          <table:table-cell table:style-name="ce21" office:value-type="string">
            <text:p>Da Consultivare</text:p>
          </table:table-cell>
          <table:table-cell table:style-name="ce21" office:value-type="float" office:value="174">
            <text:p>174</text:p>
          </table:table-cell>
          <table:table-cell table:style-name="ce23"/>
          <table:table-cell table:style-name="ce10" table:number-columns-repeated="1017"/>
        </table:table-row>
        <table:table-row table:style-name="ro1">
          <table:table-cell table:style-name="ce14" office:value-type="string">
            <text:p>CASARS000000196674</text:p>
          </table:table-cell>
          <table:table-cell table:style-name="ce17" office:value-type="string">
            <text:p>03E1E532100624854</text:p>
          </table:table-cell>
          <table:table-cell table:style-name="ce14" office:value-type="float" office:value="16">
            <text:p>16</text:p>
          </table:table-cell>
          <table:table-cell table:style-name="ce22" office:value-type="string">
            <text:p>Da Consultivare</text:p>
          </table:table-cell>
          <table:table-cell table:style-name="ce22" office:value-type="float" office:value="175">
            <text:p>175</text:p>
          </table:table-cell>
          <table:table-cell table:style-name="ce15"/>
          <table:table-cell table:style-name="ce8" table:number-columns-repeated="1017"/>
        </table:table-row>
        <table:table-row table:style-name="ro1">
          <table:table-cell table:style-name="ce15" office:value-type="string">
            <text:p>CASARS000000196843</text:p>
          </table:table-cell>
          <table:table-cell table:style-name="ce15" table:number-columns-repeated="2"/>
          <table:table-cell table:style-name="ce15" office:value-type="string">
            <text:p>Numero di CE errato</text:p>
          </table:table-cell>
          <table:table-cell table:style-name="ce15" office:value-type="float" office:value="145">
            <text:p>145</text:p>
          </table:table-cell>
          <table:table-cell table:style-name="ce24"/>
          <table:table-cell table:number-columns-repeated="1017"/>
        </table:table-row>
        <table:table-row table:style-name="ro1" table:number-rows-repeated="2">
          <table:table-cell table:style-name="ce15" table:number-columns-repeated="5"/>
          <table:table-cell table:style-name="ce24"/>
          <table:table-cell table:number-columns-repeated="1017"/>
        </table:table-row>
        <table:table-row table:style-name="ro1" table:number-rows-repeated="104856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arton Pallet" table:style-name="ta2" table:print="false">
        <office:forms form:automatic-focus="false" form:apply-design-mode="false"/>
        <table:table-column table:style-name="co4" table:default-cell-style-name="ce29"/>
        <table:table-column table:style-name="co7" table:default-cell-style-name="ce29"/>
        <table:table-column table:style-name="co4" table:default-cell-style-name="ce29"/>
        <table:table-column table:style-name="co7" table:default-cell-style-name="ce29"/>
        <table:table-column table:style-name="co4" table:default-cell-style-name="ce29"/>
        <table:table-column table:style-name="co7" table:default-cell-style-name="ce29"/>
        <table:table-column table:style-name="co8" table:number-columns-repeated="1018" table:default-cell-style-name="ce29"/>
        <table:table-row table:style-name="ro2">
          <table:table-cell table:style-name="ce25" office:value-type="string" table:number-columns-spanned="2" table:number-rows-spanned="1">
            <text:p>CASARS000000196671</text:p>
          </table:table-cell>
          <table:covered-table-cell table:style-name="ce30"/>
          <table:table-cell table:style-name="ce25" office:value-type="string" table:number-columns-spanned="2" table:number-rows-spanned="1">
            <text:p>CASARS000000196671</text:p>
          </table:table-cell>
          <table:covered-table-cell table:style-name="ce30"/>
          <table:table-cell table:style-name="ce25" office:value-type="string" table:number-columns-spanned="2" table:number-rows-spanned="1">
            <text:p>CASARS000000196671</text:p>
          </table:table-cell>
          <table:covered-table-cell table:style-name="ce30"/>
          <table:table-cell table:number-columns-repeated="1018"/>
        </table:table-row>
        <table:table-row table:style-name="ro2">
          <table:table-cell table:style-name="ce26" office:value-type="string">
            <text:p>11E6E512100371785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11E6E512100371785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11E6E512100371785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4E1E516202724532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4E1E516202724532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4E1E516202724532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4E1E516201991645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4E1E516201991645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4E1E516201991645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4E1E516202724617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4E1E516202724617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4E1E516202724617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10E6E517100352427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10E6E517100352427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10E6E517100352427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8E6E512100943543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8E6E512100943543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8E6E512100943543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4E1E516202724741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4E1E516202724741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4E1E516202724741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11E6E517100841396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11E6E517100841396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11E6E517100841396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4E1E516202724489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4E1E516202724489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4E1E516202724489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4E1E516202724748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4E1E516202724748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4E1E516202724748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4E1E515203781457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4E1E515203781457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4E1E515203781457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4E1E515203781545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4E1E515203781545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4E1E515203781545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3E1E515100176254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3E1E515100176254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3E1E515100176254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3E1E515100174987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3E1E515100174987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3E1E515100174987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3E1E515100172005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3E1E515100172005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3E1E515100172005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3E1E515100175252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3E1E515100175252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3E1E515100175252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3E1E516201399754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3E1E516201399754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3E1E516201399754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11E6E517100790534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11E6E517100790534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11E6E517100790534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3E1E515100186352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3E1E515100186352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3E1E515100186352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3E1E515100186330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3E1E515100186330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3E1E515100186330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4E1E515203901425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4E1E515203901425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4E1E515203901425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4E1E516202724584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4E1E516202724584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4E1E516202724584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4E1E516202724592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4E1E516202724592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4E1E516202724592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4E1E515203901552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4E1E515203901552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4E1E515203901552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4E1E515203901572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4E1E515203901572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4E1E515203901572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4E1E515201539079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4E1E515201539079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4E1E515201539079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4E1E515201539090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4E1E515201539090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4E1E515201539090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4E1E515201539076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4E1E515201539076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4E1E515201539076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4E1E515203774739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4E1E515203774739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4E1E515203774739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4E1E515201539073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4E1E515201539073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4E1E515201539073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4E1E515203901635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4E1E515203901635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4E1E515203901635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4E1E515203069826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4E1E515203069826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4E1E515203069826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4E1E515203069847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4E1E515203069847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4E1E515203069847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4E1E515203901862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4E1E515203901862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4E1E515203901862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3E1G525100065516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3E1G525100065516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3E1G525100065516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7E1G532100065859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7E1G532100065859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7E1G532100065859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5E1E511102061850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5E1E511102061850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5E1E511102061850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4E1E515203774679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4E1E515203774679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4E1E515203774679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4E1G525205042966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4E1G525205042966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4E1G525205042966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4E1E515201539027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4E1E515201539027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4E1E515201539027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8E6E512100755603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8E6E512100755603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8E6E512100755603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4E1E515203774689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4E1E515203774689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4E1E515203774689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15E5G532100010088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15E5G532100010088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15E5G532100010088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12E6E512100468242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12E6E512100468242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12E6E512100468242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12E6E512100468243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12E6E512100468243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12E6E512100468243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11E6E517100391048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11E6E517100391048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11E6E517100391048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4E1E515203869597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4E1E515203869597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4E1E515203869597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3E1G525100065504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3E1G525100065504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3E1G525100065504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4E1E515203901547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4E1E515203901547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4E1E515203901547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4E1E515203900071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4E1E515203900071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4E1E515203900071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4E1E516202724655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4E1E516202724655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4E1E516202724655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4E1E516202724739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4E1E516202724739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4E1E516202724739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4E1E516202724750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4E1E516202724750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4E1E516202724750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11E6E517100790535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11E6E517100790535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11E6E517100790535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11E6E517100790562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11E6E517100790562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11E6E517100790562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11E6E517100790559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11E6E517100790559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11E6E517100790559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4E1E515203899783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4E1E515203899783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4E1E515203899783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4E1E515203899937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4E1E515203899937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4E1E515203899937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11E6E517100790553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11E6E517100790553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11E6E517100790553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17E5G53A100022901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17E5G53A100022901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17E5G53A100022901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11E6E517100790563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11E6E517100790563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11E6E517100790563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4E1E515203901466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4E1E515203901466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4E1E515203901466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4E1E515203899809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4E1E515203899809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4E1E515203899809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4E1E515203899787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4E1E515203899787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4E1E515203899787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4E1E515203899678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4E1E515203899678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4E1E515203899678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4E1E515203899968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4E1E515203899968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4E1E515203899968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4E1E515203899772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4E1E515203899772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4E1E515203899772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4E1E515203899904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4E1E515203899904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4E1E515203899904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4E1E515203901497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4E1E515203901497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4E1E515203901497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11E6E517100790551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11E6E517100790551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11E6E517100790551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4E1E515203843256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4E1E515203843256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4E1E515203843256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5E1E511102067569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5E1E511102067569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5E1E511102067569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4E1E515203777110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4E1E515203777110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4E1E515203777110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4E1E516202078299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4E1E516202078299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4E1E516202078299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5E1E511102068461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5E1E511102068461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5E1E511102068461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4E1E515203901640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4E1E515203901640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4E1E515203901640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4E1E515203899956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4E1E515203899956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4E1E515203899956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4E1E515203901671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4E1E515203901671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4E1E515203901671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5E1E516201403912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5E1E516201403912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5E1E516201403912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5E1E516201403861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5E1E516201403861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5E1E516201403861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4E1E515203774733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4E1E515203774733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4E1E515203774733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11E6E517100414045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11E6E517100414045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11E6E517100414045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11E6E517100790557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11E6E517100790557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11E6E517100790557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11E6E517100790541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11E6E517100790541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11E6E517100790541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5E1E516200688292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5E1E516200688292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5E1E516200688292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4E1E515203901654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4E1E515203901654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4E1E515203901654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11E5G532100324755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11E5G532100324755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11E5G532100324755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8E6E512100488654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8E6E512100488654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8E6E512100488654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4E1E515201539028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4E1E515201539028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4E1E515201539028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4E1E515203774512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4E1E515203774512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4E1E515203774512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4E1E515203899880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4E1E515203899880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4E1E515203899880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4E1E515203901555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4E1E515203901555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4E1E515203901555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4E1E515203901592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4E1E515203901592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4E1E515203901592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4E1E515203901742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4E1E515203901742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4E1E515203901742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4E1E515203899822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4E1E515203899822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4E1E515203899822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4E1G535200059982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4E1G535200059982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4E1G535200059982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4E1E515203900039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4E1E515203900039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4E1E515203900039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4E1E515203899959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4E1E515203899959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4E1E515203899959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4E1E515203900070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4E1E515203900070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4E1E515203900070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4E1E516201176935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4E1E516201176935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4E1E516201176935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4E1E515203899963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4E1E515203899963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4E1E515203899963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4E1G525205052193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4E1G525205052193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4E1G525205052193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4E1E515203901331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4E1E515203901331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4E1E515203901331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4E1E516201261164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4E1E516201261164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4E1E516201261164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4E1E515203774439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4E1E515203774439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4E1E515203774439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4E1E516201261078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4E1E516201261078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4E1E516201261078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4E1E515203901677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4E1E515203901677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4E1E515203901677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4E1E515203899798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4E1E515203899798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4E1E515203899798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4E1E515203899989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4E1E515203899989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4E1E515203899989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4E1E515203901623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4E1E515203901623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4E1E515203901623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4E1E515203901673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4E1E515203901673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4E1E515203901673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5E1E516200688298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5E1E516200688298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5E1E516200688298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4E1E515203901687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4E1E515203901687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4E1E515203901687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4E1E515203901830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4E1E515203901830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4E1E515203901830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15E6E51E100222537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15E6E51E100222537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15E6E51E100222537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4E1E515203901832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4E1E515203901832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4E1E515203901832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4E1E515203899598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4E1E515203899598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4E1E515203899598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4E1E515203901895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4E1E515203901895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4E1E515203901895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4E1E515203901857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4E1E515203901857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4E1E515203901857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4E1E515203900579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4E1E515203900579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4E1E515203900579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4E1E515203901817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4E1E515203901817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4E1E515203901817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4E1E515203900570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4E1E515203900570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4E1E515203900570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4E1E515203901835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4E1E515203901835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4E1E515203901835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7" office:value-type="string">
            <text:p>04E1E515203901854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4E1E515203901854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4E1E515203901854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4E1E515203901889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4E1E515203901889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4E1E515203901889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4E1E516201260817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4E1E516201260817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4E1E516201260817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4E1E515203774863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4E1E515203774863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4E1E515203774863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4E1E515203774870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4E1E515203774870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4E1E515203774870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4E1E515203774882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4E1E515203774882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4E1E515203774882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3E1E516201372626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3E1E516201372626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3E1E516201372626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4E1E516201261257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4E1E516201261257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4E1E516201261257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9E6E512100363939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9E6E512100363939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9E6E512100363939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4E1E516202725761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4E1E516202725761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4E1E516202725761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4E1E515203774866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4E1E515203774866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4E1E515203774866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4E1E515203774820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4E1E515203774820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4E1E515203774820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4E1E516200730571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4E1E516200730571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4E1E516200730571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4E1E515203901823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4E1E515203901823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4E1E515203901823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4E1E515203901711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4E1E515203901711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4E1E515203901711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4E1E515203069749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4E1E515203069749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4E1E515203069749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4E1E515203899353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4E1E515203899353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4E1E515203899353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4E1E515203069775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4E1E515203069775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4E1E515203069775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4E1E515203899589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4E1E515203899589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4E1E515203899589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4E1E515203900562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4E1E515203900562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4E1E515203900562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4E1E515203069812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4E1E515203069812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4E1E515203069812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4E1E515203069791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4E1E515203069791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4E1E515203069791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4E1E515203901853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4E1E515203901853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4E1E515203901853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5E1E516200688169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5E1E516200688169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5E1E516200688169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4E1E516201261086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4E1E516201261086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4E1E516201261086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4E1E515203901838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4E1E515203901838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4E1E515203901838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4E1E515203901861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4E1E515203901861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4E1E515203901861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6E1E516200249567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6E1E516200249567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6E1E516200249567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4E1E515203069863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4E1E515203069863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4E1E515203069863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4E1E515203901801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4E1E515203901801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4E1E515203901801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4E1E515203901812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4E1E515203901812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4E1E515203901812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4E1E515203774819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4E1E515203774819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4E1E515203774819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4E1E515203774892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4E1E515203774892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4E1E515203774892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4E1E515203774796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4E1E515203774796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4E1E515203774796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4E1E515203774364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4E1E515203774364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4E1E515203774364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4E1E515203774816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4E1E515203774816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4E1E515203774816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4E1E515203774905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4E1E515203774905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4E1E515203774905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4E1E515203774886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4E1E515203774886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4E1E515203774886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4E1E515203774759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4E1E515203774759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4E1E515203774759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4E1E515203774815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4E1E515203774815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4E1E515203774815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4E1E515203774818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4E1E515203774818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4E1E515203774818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4E1E515203900873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4E1E515203900873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4E1E515203900873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11E6E512105086359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11E6E512105086359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11E6E512105086359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4E1E515203774764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4E1E515203774764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4E1E515203774764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4E1E515203901663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4E1E515203901663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4E1E515203901663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4E1E515203774784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4E1E515203774784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4E1E515203774784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4E1E515203901659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4E1E515203901659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4E1E515203901659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4E1E515203774775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4E1E515203774775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4E1E515203774775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6E1E516200049889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6E1E516200049889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6E1E516200049889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4E1E515203774911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4E1E515203774911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4E1E515203774911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6" office:value-type="string">
            <text:p>04E1E515203774788</text:p>
          </table:table-cell>
          <table:table-cell table:style-name="ce31" office:value-type="string">
            <text:p>Yes Trace</text:p>
          </table:table-cell>
          <table:table-cell table:style-name="ce27" office:value-type="string">
            <text:p>04E1E515203774788</text:p>
          </table:table-cell>
          <table:table-cell table:style-name="ce32" office:value-type="string">
            <text:p>Not Trace</text:p>
          </table:table-cell>
          <table:table-cell table:style-name="ce27" office:value-type="string">
            <text:p>04E1E515203774788</text:p>
          </table:table-cell>
          <table:table-cell table:style-name="ce32" office:value-type="string">
            <text:p>Not Trace</text:p>
          </table:table-cell>
          <table:table-cell table:number-columns-repeated="1018"/>
        </table:table-row>
        <table:table-row table:style-name="ro2">
          <table:table-cell table:style-name="ce28" office:value-type="string">
            <text:p>03E1E516200611623</text:p>
          </table:table-cell>
          <table:table-cell table:style-name="ce33" office:value-type="string">
            <text:p>Yes Trace</text:p>
          </table:table-cell>
          <table:table-cell table:style-name="ce34" office:value-type="string">
            <text:p>03E1E516200611623</text:p>
          </table:table-cell>
          <table:table-cell table:style-name="ce35" office:value-type="string">
            <text:p>Not Trace</text:p>
          </table:table-cell>
          <table:table-cell table:style-name="ce34" office:value-type="string">
            <text:p>03E1E516200611623</text:p>
          </table:table-cell>
          <table:table-cell table:style-name="ce35" office:value-type="string">
            <text:p>Not Trace</text:p>
          </table:table-cell>
          <table:table-cell table:number-columns-repeated="1018"/>
        </table:table-row>
        <table:table-row table:style-name="ro2" table:number-rows-repeated="1048399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name="__Anonymous_Sheet_DB__1" table:target-range-address="Error.A1:Error.D4" table:display-filter-buttons="true"/>
        <table:database-range table:name="__Anonymous_Sheet_DB__2" table:target-range-address="Error.A1:Error.E4" table:display-filter-buttons="true"/>
        <table:database-range table:name="__Anonymous_Sheet_DB__3" table:target-range-address="Management.A1:Management.B4" table:display-filter-buttons="true"/>
        <table:database-range table:name="__Anonymous_Sheet_DB__4" table:target-range-address="Management.A1:Management.B4" table:display-filter-buttons="true"/>
        <table:database-range table:name="__Anonymous_Sheet_DB__5" table:target-range-address="Management.A1:Management.C5" table:display-filter-buttons="true"/>
        <table:database-range table:target-range-address="Management.A1:Management.AMG4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uk" fo:country="U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7P0"/>
    </number:currency-style>
    <number:number-style style:name="N8000" number:language="uk" number:country="UA">
      <number:number number:min-integer-digits="1"/>
    </number:number-style>
    <number:number-style style:name="N8107P0" style:volatile="true" number:language="uk" number:country="UA">
      <number:number number:decimal-places="0" number:min-integer-digits="1" number:grouping="true"/>
      <number:text> грн.</number:text>
    </number:number-style>
    <number:number-style style:name="N8107" number:language="uk" number:country="UA">
      <number:text>-</number:text>
      <number:number number:decimal-places="0" number:min-integer-digits="1" number:grouping="true"/>
      <number:text> грн.</number:text>
      <style:map style:condition="value()&gt;=0" style:apply-style-name="N8107P0"/>
    </number:number-style>
    <number:number-style style:name="N8108P0" style:volatile="true" number:language="uk" number:country="UA">
      <number:number number:decimal-places="0" number:min-integer-digits="1" number:grouping="true"/>
      <number:text> грн.</number:text>
    </number:number-style>
    <number:number-style style:name="N8108" number:language="uk" number:country="UA">
      <style:text-properties fo:color="#ff0000"/>
      <number:text>-</number:text>
      <number:number number:decimal-places="0" number:min-integer-digits="1" number:grouping="true"/>
      <number:text> грн.</number:text>
      <style:map style:condition="value()&gt;=0" style:apply-style-name="N8108P0"/>
    </number:number-style>
    <number:number-style style:name="N8110P0" style:volatile="true" number:language="uk" number:country="UA">
      <number:number number:decimal-places="2" number:min-integer-digits="1" number:grouping="true"/>
      <number:text> грн.</number:text>
    </number:number-style>
    <number:number-style style:name="N8110" number:language="uk" number:country="UA">
      <number:text>-</number:text>
      <number:number number:decimal-places="2" number:min-integer-digits="1" number:grouping="true"/>
      <number:text> грн.</number:text>
      <style:map style:condition="value()&gt;=0" style:apply-style-name="N8110P0"/>
    </number:number-style>
    <number:number-style style:name="N8111P0" style:volatile="true" number:language="uk" number:country="UA">
      <number:number number:decimal-places="2" number:min-integer-digits="1" number:grouping="true"/>
      <number:text> грн.</number:text>
    </number:number-style>
    <number:number-style style:name="N8111" number:language="uk" number:country="UA">
      <style:text-properties fo:color="#ff0000"/>
      <number:text>-</number:text>
      <number:number number:decimal-places="2" number:min-integer-digits="1" number:grouping="true"/>
      <number:text> грн.</number:text>
      <style:map style:condition="value()&gt;=0" style:apply-style-name="N8111P0"/>
    </number:number-style>
    <number:date-style style:name="N8112" number:language="uk" number:country="UA">
      <number:day number:style="long"/>
      <number:text>.</number:text>
      <number:month number:style="long"/>
      <number:text>.</number:text>
      <number:year number:style="long"/>
    </number:date-style>
    <number:date-style style:name="N8113" number:language="uk" number:country="UA">
      <number:day number:style="long"/>
      <number:text>.</number:text>
      <number:month number:textual="true"/>
      <number:text>.</number:text>
      <number:year/>
    </number:date-style>
    <number:date-style style:name="N8114" number:language="uk" number:country="UA">
      <number:day number:style="long"/>
      <number:text>.</number:text>
      <number:month number:textual="true"/>
    </number:date-style>
    <number:date-style style:name="N8115" number:language="uk" number:country="UA">
      <number:month number:textual="true"/>
      <number:text>.</number:text>
      <number:year/>
    </number:date-style>
    <number:time-style style:name="N8116" number:language="uk" number:country="UA">
      <number:hours/>
      <number:text>:</number:text>
      <number:minutes number:style="long"/>
      <number:text> </number:text>
      <number:am-pm/>
    </number:time-style>
    <number:time-style style:name="N8117" number:language="uk" number:country="U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8" number:language="uk" number:country="UA">
      <number:hours/>
      <number:text>:</number:text>
      <number:minutes number:style="long"/>
    </number:time-style>
    <number:time-style style:name="N8119" number:language="uk" number:country="UA">
      <number:hours/>
      <number:text>:</number:text>
      <number:minutes number:style="long"/>
      <number:text>:</number:text>
      <number:seconds number:style="long"/>
    </number:time-style>
    <number:date-style style:name="N8120" number:language="uk" number:country="UA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2P0" style:volatile="true" number:language="uk" number:country="UA">
      <number:number number:decimal-places="0" number:min-integer-digits="1" number:grouping="true"/>
      <number:text>        </number:text>
    </number:number-style>
    <number:number-style style:name="N8122" number:language="uk" number:country="UA">
      <number:text>-</number:text>
      <number:number number:decimal-places="0" number:min-integer-digits="1" number:grouping="true"/>
      <number:text>        </number:text>
      <style:map style:condition="value()&gt;=0" style:apply-style-name="N8122P0"/>
    </number:number-style>
    <number:number-style style:name="N8123P0" style:volatile="true" number:language="uk" number:country="UA">
      <number:number number:decimal-places="0" number:min-integer-digits="1" number:grouping="true"/>
      <number:text>        </number:text>
    </number:number-style>
    <number:number-style style:name="N8123" number:language="uk" number:country="UA">
      <style:text-properties fo:color="#ff0000"/>
      <number:text>-</number:text>
      <number:number number:decimal-places="0" number:min-integer-digits="1" number:grouping="true"/>
      <number:text>        </number:text>
      <style:map style:condition="value()&gt;=0" style:apply-style-name="N8123P0"/>
    </number:number-style>
    <number:number-style style:name="N8125P0" style:volatile="true" number:language="uk" number:country="UA">
      <number:number number:decimal-places="2" number:min-integer-digits="1" number:grouping="true"/>
      <number:text>        </number:text>
    </number:number-style>
    <number:number-style style:name="N8125" number:language="uk" number:country="UA">
      <number:text>-</number:text>
      <number:number number:decimal-places="2" number:min-integer-digits="1" number:grouping="true"/>
      <number:text>        </number:text>
      <style:map style:condition="value()&gt;=0" style:apply-style-name="N8125P0"/>
    </number:number-style>
    <number:number-style style:name="N8126P0" style:volatile="true" number:language="uk" number:country="UA">
      <number:number number:decimal-places="2" number:min-integer-digits="1" number:grouping="true"/>
      <number:text>        </number:text>
    </number:number-style>
    <number:number-style style:name="N8126" number:language="uk" number:country="UA">
      <style:text-properties fo:color="#ff0000"/>
      <number:text>-</number:text>
      <number:number number:decimal-places="2" number:min-integer-digits="1" number:grouping="true"/>
      <number:text>        </number:text>
      <style:map style:condition="value()&gt;=0" style:apply-style-name="N8126P0"/>
    </number:number-style>
    <number:number-style style:name="N8130P0" style:volatile="true" number:language="uk" number:country="UA">
      <number:text> </number:text>
      <number:number number:decimal-places="0" number:min-integer-digits="1" number:grouping="true"/>
      <number:text>         </number:text>
    </number:number-style>
    <number:number-style style:name="N8130P1" style:volatile="true" number:language="uk" number:country="UA">
      <number:text>-</number:text>
      <number:number number:decimal-places="0" number:min-integer-digits="1" number:grouping="true"/>
      <number:text>         </number:text>
    </number:number-style>
    <number:number-style style:name="N8130P2" style:volatile="true" number:language="uk" number:country="UA">
      <number:text> -         </number:text>
    </number:number-style>
    <number:text-style style:name="N8130" number:language="uk" number:country="UA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number-style style:name="N8134P0" style:volatile="true" number:language="uk" number:country="UA">
      <number:text> </number:text>
      <number:number number:decimal-places="0" number:min-integer-digits="1" number:grouping="true"/>
      <number:text> грн. </number:text>
    </number:number-style>
    <number:number-style style:name="N8134P1" style:volatile="true" number:language="uk" number:country="UA">
      <number:text>-</number:text>
      <number:number number:decimal-places="0" number:min-integer-digits="1" number:grouping="true"/>
      <number:text> грн. </number:text>
    </number:number-style>
    <number:number-style style:name="N8134P2" style:volatile="true" number:language="uk" number:country="UA">
      <number:text> - грн. </number:text>
    </number:number-style>
    <number:text-style style:name="N8134" number:language="uk" number:country="UA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8P0" style:volatile="true" number:language="uk" number:country="UA">
      <number:text> </number:text>
      <number:number number:decimal-places="2" number:min-integer-digits="1" number:grouping="true"/>
      <number:text>         </number:text>
    </number:number-style>
    <number:number-style style:name="N8138P1" style:volatile="true" number:language="uk" number:country="UA">
      <number:text>-</number:text>
      <number:number number:decimal-places="2" number:min-integer-digits="1" number:grouping="true"/>
      <number:text>         </number:text>
    </number:number-style>
    <number:number-style style:name="N8138P2" style:volatile="true" number:language="uk" number:country="UA">
      <number:text> -</number:text>
      <number:number number:decimal-places="0" number:min-integer-digits="0"/>
      <number:text>         </number:text>
    </number:number-style>
    <number:text-style style:name="N8138" number:language="uk" number:country="UA">
      <number:text-content/>
      <number:text> </number:text>
      <style:map style:condition="value()&gt;0" style:apply-style-name="N8138P0"/>
      <style:map style:condition="value()&lt;0" style:apply-style-name="N8138P1"/>
      <style:map style:condition="value()=0" style:apply-style-name="N8138P2"/>
    </number:text-style>
    <number:number-style style:name="N8142P0" style:volatile="true" number:language="uk" number:country="UA">
      <number:text> </number:text>
      <number:number number:decimal-places="2" number:min-integer-digits="1" number:grouping="true"/>
      <number:text> грн. </number:text>
    </number:number-style>
    <number:number-style style:name="N8142P1" style:volatile="true" number:language="uk" number:country="UA">
      <number:text>-</number:text>
      <number:number number:decimal-places="2" number:min-integer-digits="1" number:grouping="true"/>
      <number:text> грн. </number:text>
    </number:number-style>
    <number:number-style style:name="N8142P2" style:volatile="true" number:language="uk" number:country="UA">
      <number:text> -</number:text>
      <number:number number:decimal-places="0" number:min-integer-digits="0"/>
      <number:text> грн. </number:text>
    </number:number-style>
    <number:text-style style:name="N8142" number:language="uk" number:country="UA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time-style style:name="N8143" number:language="uk" number:country="UA">
      <number:minutes number:style="long"/>
      <number:text>:</number:text>
      <number:seconds number:style="long"/>
    </number:time-style>
    <number:time-style style:name="N8144" number:language="uk" number:country="U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5" number:language="uk" number:country="UA">
      <number:minutes number:style="long"/>
      <number:text>:</number:text>
      <number:seconds number:style="long" number:decimal-places="1"/>
    </number:time-style>
    <number:number-style style:name="N8146" number:language="uk" number:country="UA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6">06/05/2019</text:date>, <text:time>23:44:01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Carton_20_Pallet" style:display-name="PageStyle_Carton Pall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06T23:44:01.04</dc:date>
    <dc:creator>Ruslan Dzyuba</dc:creator>
    <meta:generator>OpenOffice/4.1.6$Win32 OpenOffice.org_project/416m1$Build-9790</meta:generator>
    <meta:editing-duration>PT29M50S</meta:editing-duration>
    <meta:editing-cycles>2</meta:editing-cycles>
    <meta:document-statistic meta:table-count="3" meta:cell-count="1088" meta:object-count="0"/>
  </office:meta>
</office:document-meta>
</file>